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4F7B0000335FDADA848C.svm"/>
  <manifest:file-entry manifest:media-type="" manifest:full-path="Pictures/2000000700004F960000274787E89ED7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x="0cm" svg:y="-1.614cm" svg:width="17cm" svg:height="10.987cm" draw:z-index="0"><draw:image xlink:href="Pictures/2000000700004F7B0000335FDADA848C.svm" xlink:type="simple" xlink:show="embed" xlink:actuate="onLoad"/></draw:frame><draw:frame draw:style-name="fr1" draw:name="graphics2" text:anchor-type="paragraph" svg:x="-0.132cm" svg:y="11.774cm" svg:width="17cm" svg:height="5.946cm" draw:z-index="1"><draw:image xlink:href="Pictures/2000000700004F960000274787E89ED7.svm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ca </meta:initial-creator>
    <meta:creation-date>2019-08-07T12:14:00.86</meta:creation-date>
    <dc:date>2019-08-19T10:59:43.89</dc:date>
    <dc:creator>mca </dc:creator>
    <meta:editing-duration>PT6M6S</meta:editing-duration>
    <meta:editing-cycles>2</meta:editing-cycles>
    <meta:generator>OpenOffice/4.1.2$Win32 OpenOffice.org_project/412m3$Build-9782</meta:generator>
    <meta:document-statistic meta:table-count="0" meta:image-count="2" meta:object-count="0" meta:page-count="1" meta:paragraph-count="0" meta:word-count="0" meta:character-count="0"/>
  </office:meta>
</office:document-meta>
</file>